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353cm" loext:contextual-spacing="false" fo:text-align="justify" style:justify-single-word="false"/>
    </style:style>
    <style:style style:name="P2" style:family="paragraph" style:parent-style-name="Standard" style:master-page-name="Standard">
      <style:paragraph-properties fo:margin-top="0cm" fo:margin-bottom="0.353cm" loext:contextual-spacing="false" fo:text-align="justify" style:justify-single-word="false" style:page-number="1"/>
    </style:style>
    <style:style style:name="T1" style:family="text">
      <style:text-properties fo:color="#252525" style:font-name="Arial" fo:font-size="10.5pt" fo:background-color="#ffffff" loext:char-shading-value="0" style:font-name-asian="Arial1" style:font-size-asian="10.5pt" style:font-name-complex="Arial1" style:font-size-complex="10.5pt"/>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ywiad z Custosem o lokalnym fandomie</text:p>
      <text:p text:style-name="P1">Gray Picture</text:p>
      <text:p text:style-name="P1">Drodzy czytelnicy, przedstawiam wam Custosa. Udało mi się go namówić, żeby opowiedział trochę o sobie oraz o jego roli w Pinkoszczy, czyli bydgoskim lokalnym fandomie. Kazał mi za ten wywiad słono płacić w rysunkach i przytuleniach, więc mam nadzieję, że się Wam spodoba!</text:p>
      <text:p text:style-name="P1">Gray Picture: Co oznacza twoja ksywka, skąd się wzięła? </text:p>
      <text:p text:style-name="P1">Custos: Kiedy dołączyłem do fandomu i trochę go ogarnąłem, poczułem wielką chęć posiadania ponysony. Potrzebowała jednak imienia<text:span text:style-name="T1"> –</text:span> nazwałem ją „Custos” i właśnie to imię przejąłem jako ksywkę. Jednak sporo osób błędnie wymawia to przez „a”, dzięki czemu często jestem nazywany „Castos”, co później ewoluowało w <text:s/>„Ciastos”, i wiele innych przeróbek. I wymawiaj to przez „u”, a nie przez „a”, jak to robisz zazwyczaj, błagam…</text:p>
      <text:p text:style-name="P1">G: Wymagasz ode mnie stanowczo zbyt dużo. Przez „a” wymawia się ją znacznie łatwiej. <text:s/>Jesteś rozpoznawalny w lokalnym fandomie bydgoskim (Pinkoszczy), jednak poza nim już niekoniecznie. Powiedz coś o sobie!</text:p>
      <text:p text:style-name="P1">C: Hmm. Jestem takim sobie randomem! Tak na poważnie: w Bydgoszczy organizuję meety, ogarniam salę Sunset Shimmer na Twilightmeetach, tyle z mojej aktywności. Chyba, że liczysz też działalność w necie – jeśli tak, to adminuję na Bronies Polska i założyłem grupę Sunset na Facebooku, to tyle.</text:p>
      <text:p text:style-name="P1">G: Dlaczego zacząłeś oglądać MLP i co cię przyciągnęło do fandomu?</text:p>
      <text:p text:style-name="P1">C: Kiedyś kolega w szkole grał na telefonie w kucykową gierkę. Zdziwiłem się, że osoba w tym wieku, na dodatek chłopak, gra w takie coś. Wtedy byłem poza wszelkimi fandomami, nie interesowało mnie nic takiego. No, ale pomyślałem, że skoro lubi takie coś, to dla żartu obejrzę odcinek. I skończyło się na tym, że pierwszego dnia obejrzałem pół pierwszego sezonu. Kolorowe taborety od razu chwyciły mnie za serce! Nie minęło dużo czasu, a poznałem kolejne osoby ze szkoły, które interesowały się My Little Pony. Jak tylko się przyznałem, że też lubię poniacze, zaproszono mnie na meeta. A co do tego, co mnie przyciągnęło do fandomu… na pierwszym ponymeecie poznałem kilka osób, które przyjęły mnie bardzo ciepło. Pokochałem tę otwartość, tulenie się. I tak poszedłem na kolejny meet, kolejny… aż sam zacząłem je organizować, co po prostu uwielbiam robić. </text:p>
      <text:p text:style-name="P1">G: Czym jest dla ciebie fandom?</text:p>
      <text:p text:style-name="P1">C: Na Bykonie miałem robić panel dyskusyjny na ten temat, szkoda że zachorowałem. Fandom to miejsce, w którym mogę spotkać się ze znajomymi, poznać nowych ludzi – co wręcz uwielbiam. Meety są formą odstresowania się i zapomnienia o wszystkim. Ale, co najważniejsze, na meetach mogę się przytulać do ludzi!</text:p>
      <text:p text:style-name="P1">Pozdrawiam uczestników trzeciego Twimeeta, gdzie pod koniec biegałem i starałem się przytulić wszystkich obecnych. Znając życie, pewnie nie złapałem wszystkich, ale na kolejnym będę znowu próbował. Mam nadzieję, że uda mi się przytulić większość albo nawet wszystkich! </text:p>
      <text:p text:style-name="P1">G: Czy ogarnianie fandomu jest męczące? Czym się zajmujesz w Pinkoszczy?</text:p>
      <text:p text:style-name="P1"><text:soft-page-break/>C: Naturalnie, że jest, zwłaszcza przez pewne osoby… To, czy ogarnianie jest męczące, przede wszystkim zależy od motywacji. Ja fandom bydgoski po prostu kocham, więc ogarnięcie go sprawia mi czystą przyjemność. Chociaż przez dużą ilość nauki nie mogę już organizować meetów tak często, jak kiedyś. Najgorsze w samym ogarnianiu jest to, że często ludzie mówią „O, pomogę ci!” a potem „Sorry, nie mam czasu”. Nie chcę uogólniać, naturalnie, że są ludzie, którzy chcą pomóc i to robią, ale jest też sporo ludzi, którzy najpierw obiecują, a potem tylko robią pod górkę, czy to nagłą zmianą decyzji, czy to swoim niezorganizowaniem. Najbardziej nie lubię ludzi, którzy nie dość, że nie pomogą, to jeszcze utrudniają robotę. Już słyszałem złośliwe plotki na swój temat, że olewam fandom. Irytuje mnie to, że teraz wszyscy czekający na meet patrzą na mnie, mimo że sami mogą go zrobić. Z jednej strony to miłe, że tak wiele osób pokłada we mnie jakieś nadzieje czy jakkolwiek to zwać, ale z drugiej strony, gdyby ktoś inny zaczął organizować meety, ludzie mogliby się częściej spotykać. </text:p>
      <text:p text:style-name="P1">G: Dobrze, to powiedz nam, jakie rady dałbyś ludziom, chcącym ogarnąć swój lokalny fandom?</text:p>
      <text:p text:style-name="P1">C: Hm, może od początku. Moją podstawową zasadą było powtarzanie sobie „Fandom to ludzie”. Bez ludzi niczego się nie osiągnie. Jak dołączyłem do Pinkoszczy, to było w niej trochę aktywnych osób, ale sporo z nich nie chodziło na meety, które w tamtym czasie organizowała tylko Radio. Przez jakiś czas organizowaliśmy meety razem, niestety później Radio przestała. Spotkania ogarniałem co dwa, czasem co trzy tygodnie. Chciałem robić je na tyle często, żeby ludzie się zintegrowali, aby chcieli sami przychodzić na meety, a zarazem nie ciągle, żeby nie przesadzić w drugą stronę. Do tego trzeba było ogarnąć kilka miejsc w mieście, na różne rodzaje meetów. Podczas lata fajnie jest zrobić meet spacerowy, a w zimę lepiej posiedzieć np. w Cybermachinie czy innym miejscu tego typu. Trzeba spotkania trochę urozmaicać, żeby ludzie się nie nudzili. Warto też pomyśleć o współpracy z innymi miejscowościami. Na przykład do nas często przyjeżdżają ludzie z Grudziądza, Nakła. Tam nie ma zbyt wielkich fandomów, zamiast robić meety dwu-trzyosobowe, wolą odwiedzić nas, spotkać się z większym gronem. Później, gdy fandom jakoś stoi na własnych nogach, warto pomyśleć nad jakimś meetem zorganizowanym. Sam nigdy się tym nie zajmowałem, no ale mamy Przystanki Pinkoszcz organizowane przez Groma, Zuldzina i Ruhisa. Taki meet nie musi być dwudniowy, nie musi być nawet wielki. Ale fajnie, jeśli jest to zawsze jakaś większa atrakcja niż siedzenie w KFC czy Maku. I to właśnie dlatego wcześniej wspominałem, że najważniejsze w fandomie to to, że trzeba pamiętać, że tworzą go ludzie. Dużo łatwiej mieć kilka znajomych osób, z każdym coś uzgodnić, zorganizować, niż wszystko robić samemu. U nas ludzie świetnie się dogadują, każdy stara się w czymś pomóc, o ile może i o ile chce. I to jest właśnie podstawa: współpraca. Wiadomo, nie wszędzie zadziała identyczne podejście, zależy to przecież od wielu czynników. Ale nasz fandom daję jako przykład: wystarczy trochę chęci i ogarnięcia. </text:p>
      <text:p text:style-name="P1">G: Masz jakąś śmieszną lub ciekawą historię związaną z fandomem?</text:p>
      <text:p text:style-name="P1"><text:line-break/>C: Szczerze? Można powiedzieć, że każdy meet ma swoją ciekawą historię. Dobrze wiesz, że nasze meety zawsze są bardzo ciekawe! Chociaż ze wszystkich meetów i przeróżnych sytuacji na nich najmilej wspominam to, jak się oświadczyłem Pancernemu na Przystanku Pinkoszcz – Stacji Kolędowo. Jako że pod ręką nie miałem nic, co by mogło być pierścionkiem, dałem mu sernik. I dlatego osoby znające tę historię nazywają mnie „Serniczkiem”. Właśnie w tym momencie do mnie doszło, jak wiele oświadczyn mam za sobą. Kiedyś na jednym z bydgoskich meetów oświadczyłem się Lemandzie jej własną przypinką. </text:p>
      <text:p text:style-name="P1"><text:soft-page-break/>G: Pamiętam tę sytuację, wielka szkoda, że nie przyjęła twoich oświadczyn. Może następnym razem się uda.</text:p>
      <text:p text:style-name="P1">C: Wiesz, gdyby każdy przyjmował moje wyznania, to połowa fandomu bydgoskiego byłaby moimi partnerami. Przecież dobrze wiesz, jak często powtarzam moją dewizę: „Kocham wszystkich ludzi!”.</text:p>
      <text:p text:style-name="P1">G: I tym oto (nie)wesołym akcentem kończymy nasz wywiad. Wielkie podziękowania dla Custosa, który zgodził się poświęcić swój czas, żeby odpowiedzieć na moje pytania. </text:p>
      <text:p text:style-name="P1">C: To ja ci dziękuję! Oraz wszystkim którym chciało się to przeczytać.</text:p>
      <text:p text:style-name="P1">Grafiki:</text:p>
      <text:p text:style-name="P1">banner <text:a xlink:type="simple" xlink:href="https://scontent-frt3-1.xx.fbcdn.net/v/t1.0-9/7339_946101708802905_6392427120941232133_n.jpg?oh=a8f1afba5f0da79b1586d36eac36ba27&amp;oe=58F03A44" text:style-name="Internet_20_link" text:visited-style-name="Visited_20_Internet_20_Link"><text:span text:style-name="T2">https://scontent-frt3-1.xx.fbcdn.net/v/t1.0-9/7339_946101708802905_6392427120941232133_n.jpg?oh=a8f1afba5f0da79b1586d36eac36ba27&amp;oe=58F03A44</text:span></text:a></text:p>
      <text:p text:style-name="P1"><text:a xlink:type="simple" xlink:href="http://pre10.deviantart.net/3989/th/pre/i/2016/069/7/a/30_minutes_challenge___custos_by_ruhisu-d9um4em.png" text:style-name="Internet_20_link" text:visited-style-name="Visited_20_Internet_20_Link"><text:span text:style-name="T2">http://pre10.deviantart.net/3989/th/pre/i/2016/069/7/a/30_minutes_challenge___custos_by_ruhisu-d9um4em.png</text:span></text:a></text:p>
      <text:p text:style-name="P1">Dostałam pozwolenie na użycie obu grafik od ich autora <text:a xlink:type="simple" xlink:href="http://ruhisu.deviantart.com/" text:style-name="Internet_20_link" text:visited-style-name="Visited_20_Internet_20_Link"><text:span text:style-name="T2">http://ruhisu.deviantart.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7-03-29T20:19:21.234000000</dc:date>
    <meta:editing-duration>PT18M5S</meta:editing-duration>
    <meta:editing-cycles>1</meta:editing-cycles>
    <meta:document-statistic meta:table-count="0" meta:image-count="0" meta:object-count="0" meta:page-count="3" meta:paragraph-count="26" meta:word-count="1137" meta:character-count="7562" meta:non-whitespace-character-count="6437"/>
  </office:meta>
</office:document-meta>
</file>